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jurnal-k3lh.web.id/2015/01/09/statistik-kecelakaan-kerja-work-accident-statistics/" text:style-name="Internet_20_link" text:visited-style-name="Visited_20_Internet_20_Link">http://jurnal-k3lh.web.id/2015/01/09/statistik-kecelakaan-kerja-work-accident-statistics/</text:a></text:p>
      <text:p text:style-name="Standard"><text:a xlink:type="simple" xlink:href="https://docplayer.info/70792901-Analisis-statistik-kecelakaan-kerja.html" text:style-name="Internet_20_link" text:visited-style-name="Visited_20_Internet_20_Link">https://docplayer.info/70792901-Analisis-statistik-kecelakaan-kerja.html</text:a></text:p>
      <text:p text:style-name="Standard"><text:a xlink:type="simple" xlink:href="http://industri.untag-sby.ac.id/backend/uploads/pdf/Jurnal_Skripsi_(Edo_Sahri_R__411306192).pdf" text:style-name="Internet_20_link" text:visited-style-name="Visited_20_Internet_20_Link">http://industri.untag-sby.ac.id/backend/uploads/pdf/Jurnal_Skripsi_(Edo_Sahri_R__411306192).pdf</text:a></text:p>
      <text:p text:style-name="Standard"><text:a xlink:type="simple" xlink:href="https://dokumen.tips/documents/analisis-kecelakaan-kerja.html" text:style-name="Internet_20_link" text:visited-style-name="Visited_20_Internet_20_Link">https://dokumen.tips/documents/analisis-kecelakaan-kerja.html</text:a></text:p>
      <text:p text:style-name="Standard"><text:a xlink:type="simple" xlink:href="http://lontar.ui.ac.id/file?file=digital/125565-S-5639-Analisis%20penyebab-Pendahuluan.pdf" text:style-name="Internet_20_link" text:visited-style-name="Visited_20_Internet_20_Link">http://lontar.ui.ac.id/file?file=digital/125565-S-5639-Analisis%20penyebab-Pendahuluan.pdf</text:a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3T21:06:23.944971516</meta:creation-date>
    <dc:date>2019-11-03T21:48:31.539952149</dc:date>
    <meta:editing-duration>PT31M57S</meta:editing-duration>
    <meta:editing-cycles>1</meta:editing-cycles>
    <meta:document-statistic meta:table-count="0" meta:image-count="0" meta:object-count="0" meta:page-count="1" meta:paragraph-count="5" meta:word-count="5" meta:character-count="407" meta:non-whitespace-character-count="407"/>
    <meta:generator>LibreOffice/6.3.2.2$Linux_X86_64 LibreOffice_project/30$Build-2</meta:generator>
  </office:meta>
</office:document-meta>
</file>